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office:forms form:automatic-focus="false" form:apply-design-mode="false"/>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office:forms form:automatic-focus="false" form:apply-design-mode="false"/>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lor Models</text:p>
          </draw:text-box>
        </draw:frame>
        <draw:frame presentation:style-name="pr5" draw:layer="layout" svg:width="25.2cm" svg:height="12.179cm" svg:x="1.4cm" svg:y="5.066cm" presentation:class="outlin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11">hsl($hue, $saturation, $value)</text:span></text:p>
              </text:list-item>
              <text:list-item>
                <text:p><text:span text:style-name="T12">Hue is expressed as a degree on the color wheel (pure red is at 0, pure green at 120, and pure blue at 240), while saturation and value are expressed as percentages.</text:span></text:p>
              </text:list-item>
              <text:list-item>
                <text:p><text:span text:style-name="T12">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office:forms form:automatic-focus="false" form:apply-design-mode="false"/>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office:forms form:automatic-focus="false" form:apply-design-mode="false"/>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6T17:53:16.283443320</dc:date>
    <meta:editing-duration>PT9H55M18S</meta:editing-duration>
    <meta:editing-cycles>135</meta:editing-cycles>
    <meta:generator>LibreOffice/4.2.8.2$Linux_x86 LibreOffice_project/420m0$Build-2</meta:generator>
    <meta:document-statistic meta:object-count="281"/>
  </office:meta>
</office:document-meta>
</file>